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Normal" style:family="paragraph">
      <style:text-properties style:font-name="Arial" style:font-name-complex="Arial"/>
    </style:style>
    <style:style style:name="P3" style:parent-style-name="Titre1" style:family="paragraph">
      <style:text-properties style:font-name="Arial" style:font-name-complex="Arial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6" style:parent-style-name="NormalWeb" style:list-style-name="LFO1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7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4" style:parent-style-name="Normal" style:family="paragraph">
      <style:text-properties style:font-name="Arial" style:font-name-complex="Arial" fo:font-size="12pt" style:font-size-asian="12pt" style:font-size-complex="12pt"/>
    </style:style>
    <style:style style:name="P15" style:parent-style-name="Paragraphedeliste" style:list-style-name="LFO1" style:family="paragraph"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text-properties style:font-name="Arial" style:font-name-complex="Arial" fo:font-size="12pt" style:font-size-asian="12pt" style:font-size-complex="12pt"/>
    </style:style>
    <style:style style:name="P17" style:parent-style-name="Titre1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Titre1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Titre1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</office:automatic-styles>
  <office:body>
    <office:text text:use-soft-page-breaks="true">
      <text:p text:style-name="P1">Document de réponse</text:p>
      <text:p text:style-name="P2"/>
      <text:h text:style-name="P3" text:outline-level="1">Eléments implémentés et non implémentés</text:h>
      <text:p text:style-name="P4">Nous avons implémenter les éléments suivants :</text:p>
      <text:list text:style-name="LFO1" text:continue-numbering="true">
        <text:list-item>
          <text:p text:style-name="P5">Routage multi-sauts avec sockets Python</text:p>
        </text:list-item>
        <text:list-item>
          <text:p text:style-name="P6">Gestion multithread des connexions</text:p>
        </text:list-item>
        <text:list-item>
          <text:p text:style-name="P7">Chiffrement asymétrique (clé publique/privée simplifiée)</text:p>
        </text:list-item>
        <text:list-item>
          <text:p text:style-name="P8"><text:span text:style-name="T9">Anonymisation par couches (routage en oignon)</text:span></text:p>
        </text:list-item>
        <text:list-item>
          <text:p text:style-name="P10"><text:span text:style-name="T11">Base de données MariaDB (clés, tables de routage)</text:span></text:p>
        </text:list-item>
        <text:list-item>
          <text:p text:style-name="P12"><text:span text:style-name="T13">Interface Qt (visualisation des connexions, statistiques, client)</text:span></text:p>
        </text:list-item>
      </text:list>
      <text:p text:style-name="P14">Nous n’avons pas implémenter les éléments suivants :</text:p>
      <text:list text:style-name="LFO1" text:continue-numbering="true">
        <text:list-item>
          <text:p text:style-name="P15">Faire en sorte qu’un client soit aussi routeur</text:p>
        </text:list-item>
      </text:list>
      <text:p text:style-name="P16"/>
      <text:h text:style-name="P17" text:outline-level="1">Structure du code, modules, protocole, API</text:h>
      <text:p text:style-name="P18"/>
      <text:h text:style-name="P19" text:outline-level="1">Description de l’algorithme de chiffrage (forces et faiblesses)</text:h>
      <text:p text:style-name="P20"/>
      <text:h text:style-name="P21" text:outline-level="1">Rapport de projet avec gestion du projet</text:h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5T08:19:00Z</dc:date>
    <meta:template xlink:href="Normal.dotm" xlink:type="simple"/>
    <meta:editing-cycles>3</meta:editing-cycles>
    <meta:editing-duration>PT0S</meta:editing-duration>
    <meta:document-statistic meta:page-count="1" meta:paragraph-count="1" meta:word-count="100" meta:character-count="653" meta:row-count="4" meta:non-whitespace-character-count="554"/>
  </office:meta>
</office:document-meta>
</file>